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10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.127cm" svg:y="2.057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9.357cm" svg:x="12.43cm" svg:y="13.512cm">
          <draw:text-box>
            <text:p text:style-name="P5"><text:span text:style-name="T4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43cm" svg:y1="18.19cm" svg:x2="11.142cm" svg:y2="13.158cm" draw:start-shape="id1" draw:start-glue-point="3" draw:end-shape="id2" draw:end-glue-point="2" svg:d="M12430 18190h-1288v-5032" svg:viewBox="0 0 1289 5033">
          <text:p/>
        </draw:connector>
        <draw:connector draw:style-name="gr9" draw:text-style-name="P8" draw:layer="layout" svg:x1="3.603cm" svg:y1="5.826cm" svg:x2="7.477cm" svg:y2="9.901cm" draw:start-shape="id3" draw:start-glue-point="2" draw:end-shape="id2" svg:d="M3603 5826v4075h3874" svg:viewBox="0 0 3875 4076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8T07:45:15.249000000</dc:date>
    <meta:editing-duration>PT3H7M37S</meta:editing-duration>
    <meta:editing-cycles>46</meta:editing-cycles>
    <meta:document-statistic meta:object-count="13"/>
  </office:meta>
</office:document-meta>
</file>